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none" draw:textarea-vertical-align="middle" fo:min-height="0.473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none" draw:fill="none" draw:textarea-vertical-align="top" fo:min-height="0.945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top" fo:min-height="0.473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middle" fo:min-height="0.854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4.83cm"/>
    </style:style>
    <style:style style:name="gr13" style:family="graphic" style:parent-style-name="standard">
      <style:graphic-properties svg:stroke-width="0.051cm" svg:stroke-color="#3465a4" draw:marker-start="Short_20_line_20_Arrow" draw:marker-start-width="0.838cm" draw:marker-end="Short_20_line_20_Arrow" draw:marker-end-width="0.838cm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color="#000000" style:font-name="Arial" fo:font-size="14.1000003814697pt" fo:font-style="italic" style:font-name-asian="Arial" style:font-size-asian="14.1000003814697pt" style:font-style-asian="italic" style:font-name-complex="Arial" style:font-size-complex="14.1000003814697pt" style:font-style-complex="italic"/>
    </style:style>
    <style:style style:name="T2" style:family="text">
      <style:text-properties fo:color="#000000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3" style:family="text">
      <style:text-properties fo:color="#000000" style:font-name="Arial" fo:font-size="18pt" fo:font-style="italic" style:font-name-asian="Arial" style:font-size-asian="18pt" style:font-style-asian="italic" style:font-name-complex="Arial" style:font-size-complex="18pt" style:font-style-complex="italic"/>
    </style:style>
    <style:style style:name="T4" style:family="text">
      <style:text-properties fo:color="#000000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5" style:family="text">
      <style:text-properties fo:color="#000000" style:font-name="Arial" fo:font-size="19.8999996185303pt" fo:font-style="italic" style:font-name-asian="Arial" style:font-size-asian="19.8999996185303pt" style:font-style-asian="italic" style:font-name-complex="Arial" style:font-size-complex="19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frame draw:style-name="gr1" draw:text-style-name="P2" draw:layer="layout" svg:width="7cm" svg:height="2.5cm" svg:x="71.6cm" svg:y="54.9cm">
          <draw:text-box>
            <text:p text:style-name="P1"><text:span text:style-name="T1">Название(Размер шрифта 5мм=14,1пт).</text:span></text:p>
            <text:p text:style-name="P1"><text:span text:style-name="T1">Тип чертежа</text:span></text:p>
          </draw:text-box>
        </draw:frame>
        <draw:frame draw:style-name="gr2" draw:text-style-name="P2" draw:layer="layout" svg:width="2.24cm" svg:height="0.543cm" svg:x="66.88cm" svg:y="57.879cm">
          <draw:text-box>
            <text:p text:style-name="P3"><text:span text:style-name="T2">Сидорович</text:span></text:p>
          </draw:text-box>
        </draw:frame>
        <draw:frame draw:style-name="gr2" draw:text-style-name="P2" draw:layer="layout" svg:width="2.24cm" svg:height="0.543cm" svg:x="66.88cm" svg:y="58.379cm">
          <draw:text-box>
            <text:p text:style-name="P3"><text:span text:style-name="T2">Самаль</text:span></text:p>
          </draw:text-box>
        </draw:frame>
        <draw:line draw:style-name="gr3" draw:text-style-name="P2" draw:layer="layout" svg:x1="83.601cm" svg:y1="0.5cm" svg:x2="83.601cm" svg:y2="58.875cm">
          <text:p/>
        </draw:line>
        <draw:line draw:style-name="gr3" draw:text-style-name="P2" draw:layer="layout" svg:x1="78.58cm" svg:y1="55.375cm" svg:x2="78.58cm" svg:y2="58.875cm">
          <text:p/>
        </draw:line>
        <draw:line draw:style-name="gr3" draw:text-style-name="P2" draw:layer="layout" svg:x1="78.58cm" svg:y1="55.375cm" svg:x2="83.58cm" svg:y2="55.375cm">
          <text:p/>
        </draw:line>
        <draw:line draw:style-name="gr3" draw:text-style-name="P2" draw:layer="layout" svg:x1="83.58cm" svg:y1="57.375cm" svg:x2="78.58cm" svg:y2="57.375cm">
          <text:p/>
        </draw:line>
        <draw:line draw:style-name="gr3" draw:text-style-name="P2" draw:layer="layout" svg:x1="80.58cm" svg:y1="56.875cm" svg:x2="80.58cm" svg:y2="57.374cm">
          <text:p/>
        </draw:line>
        <draw:line draw:style-name="gr3" draw:text-style-name="P2" draw:layer="layout" svg:x1="81.781cm" svg:y1="54.875cm" svg:x2="81.781cm" svg:y2="56.375cm">
          <text:p/>
        </draw:line>
        <draw:line draw:style-name="gr3" draw:text-style-name="P2" draw:layer="layout" svg:x1="78.58cm" svg:y1="56.875cm" svg:x2="83.58cm" svg:y2="56.875cm">
          <text:p/>
        </draw:line>
        <draw:line draw:style-name="gr3" draw:text-style-name="P2" draw:layer="layout" svg:x1="81.781cm" svg:y1="56.375cm" svg:x2="81.781cm" svg:y2="56.874cm">
          <text:p/>
        </draw:line>
        <draw:line draw:style-name="gr3" draw:text-style-name="P2" draw:layer="layout" svg:x1="78.58cm" svg:y1="54.875cm" svg:x2="78.58cm" svg:y2="55.45cm">
          <text:p/>
        </draw:line>
        <draw:line draw:style-name="gr4" draw:text-style-name="P2" draw:layer="layout" svg:x1="79.081cm" svg:y1="55.375cm" svg:x2="79.081cm" svg:y2="56.875cm">
          <text:p/>
        </draw:line>
        <draw:line draw:style-name="gr4" draw:text-style-name="P2" draw:layer="layout" svg:x1="79.58cm" svg:y1="55.375cm" svg:x2="79.58cm" svg:y2="56.875cm">
          <text:p/>
        </draw:line>
        <draw:line draw:style-name="gr3" draw:text-style-name="P2" draw:layer="layout" svg:x1="80.081cm" svg:y1="54.875cm" svg:x2="80.081cm" svg:y2="56.875cm">
          <text:p/>
        </draw:line>
        <draw:line draw:style-name="gr3" draw:text-style-name="P2" draw:layer="layout" svg:x1="78.58cm" svg:y1="57.375cm" svg:x2="71.581cm" svg:y2="57.375cm">
          <text:p/>
        </draw:line>
        <draw:line draw:style-name="gr3" draw:text-style-name="P2" draw:layer="layout" svg:x1="71.581cm" svg:y1="53.375cm" svg:x2="71.581cm" svg:y2="58.874cm">
          <text:p/>
        </draw:line>
        <draw:line draw:style-name="gr3" draw:text-style-name="P2" draw:layer="layout" svg:x1="71.58cm" svg:y1="55.375cm" svg:x2="65.081cm" svg:y2="55.375cm">
          <text:p/>
        </draw:line>
        <draw:line draw:style-name="gr3" draw:text-style-name="P2" draw:layer="layout" svg:x1="71.581cm" svg:y1="54.875cm" svg:x2="83.581cm" svg:y2="54.875cm">
          <text:p/>
        </draw:line>
        <draw:line draw:style-name="gr3" draw:text-style-name="P2" draw:layer="layout" svg:x1="70.581cm" svg:y1="53.375cm" svg:x2="70.581cm" svg:y2="58.874cm">
          <text:p/>
        </draw:line>
        <draw:line draw:style-name="gr3" draw:text-style-name="P2" draw:layer="layout" svg:x1="69.081cm" svg:y1="53.375cm" svg:x2="69.081cm" svg:y2="58.874cm">
          <text:p/>
        </draw:line>
        <draw:line draw:style-name="gr3" draw:text-style-name="P2" draw:layer="layout" svg:x1="66.781cm" svg:y1="53.375cm" svg:x2="66.781cm" svg:y2="58.874cm">
          <text:p/>
        </draw:line>
        <draw:line draw:style-name="gr4" draw:text-style-name="P2" draw:layer="layout" svg:x1="65.081cm" svg:y1="53.875cm" svg:x2="71.58cm" svg:y2="53.875cm">
          <text:p/>
        </draw:line>
        <draw:line draw:style-name="gr4" draw:text-style-name="P2" draw:layer="layout" svg:x1="71.581cm" svg:y1="54.375cm" svg:x2="65.081cm" svg:y2="54.375cm">
          <text:p/>
        </draw:line>
        <draw:line draw:style-name="gr4" draw:text-style-name="P2" draw:layer="layout" svg:x1="65.081cm" svg:y1="54.875cm" svg:x2="71.58cm" svg:y2="54.875cm">
          <text:p/>
        </draw:line>
        <draw:line draw:style-name="gr4" draw:text-style-name="P2" draw:layer="layout" svg:x1="71.58cm" svg:y1="56.375cm" svg:x2="65.081cm" svg:y2="56.375cm">
          <text:p/>
        </draw:line>
        <draw:line draw:style-name="gr4" draw:text-style-name="P2" draw:layer="layout" svg:x1="65.081cm" svg:y1="56.875cm" svg:x2="71.581cm" svg:y2="56.875cm">
          <text:p/>
        </draw:line>
        <draw:line draw:style-name="gr4" draw:text-style-name="P2" draw:layer="layout" svg:x1="71.58cm" svg:y1="57.375cm" svg:x2="65.081cm" svg:y2="57.375cm">
          <text:p/>
        </draw:line>
        <draw:line draw:style-name="gr4" draw:text-style-name="P2" draw:layer="layout" svg:x1="65.081cm" svg:y1="57.875cm" svg:x2="71.58cm" svg:y2="57.875cm">
          <text:p/>
        </draw:line>
        <draw:line draw:style-name="gr4" draw:text-style-name="P2" draw:layer="layout" svg:x1="71.581cm" svg:y1="58.375cm" svg:x2="65.081cm" svg:y2="58.375cm">
          <text:p/>
        </draw:line>
        <draw:line draw:style-name="gr3" draw:text-style-name="P2" draw:layer="layout" svg:x1="65.081cm" svg:y1="55.875cm" svg:x2="71.58cm" svg:y2="55.875cm">
          <text:p/>
        </draw:line>
        <draw:line draw:style-name="gr3" draw:text-style-name="P2" draw:layer="layout" svg:x1="65.681cm" svg:y1="53.425cm" svg:x2="65.681cm" svg:y2="55.875cm">
          <text:p/>
        </draw:line>
        <draw:frame draw:style-name="gr5" draw:text-style-name="P2" draw:layer="layout" svg:width="0.7cm" svg:height="1.015cm" svg:x="65cm" svg:y="55.384cm">
          <draw:text-box>
            <text:p text:style-name="P4"><text:span text:style-name="T2">Изм.</text:span></text:p>
          </draw:text-box>
        </draw:frame>
        <draw:frame draw:style-name="gr6" draw:text-style-name="P2" draw:layer="layout" svg:width="2.611cm" svg:height="0.543cm" svg:x="64.88cm" svg:y="55.393cm">
          <draw:text-box>
            <text:p text:style-name="P4"><text:span text:style-name="T2">Лист</text:span></text:p>
          </draw:text-box>
        </draw:frame>
        <draw:frame draw:style-name="gr6" draw:text-style-name="P2" draw:layer="layout" svg:width="2.611cm" svg:height="0.543cm" svg:x="66.581cm" svg:y="55.384cm">
          <draw:text-box>
            <text:p text:style-name="P4"><text:span text:style-name="T2">№ </text:span><text:span text:style-name="T2">докум.</text:span></text:p>
          </draw:text-box>
        </draw:frame>
        <draw:frame draw:style-name="gr6" draw:text-style-name="P2" draw:layer="layout" svg:width="2.611cm" svg:height="0.543cm" svg:x="68.47cm" svg:y="55.393cm">
          <draw:text-box>
            <text:p text:style-name="P4"><text:span text:style-name="T2">Подп.</text:span></text:p>
          </draw:text-box>
        </draw:frame>
        <draw:frame draw:style-name="gr6" draw:text-style-name="P2" draw:layer="layout" svg:width="1cm" svg:height="0.543cm" svg:x="70.59cm" svg:y="55.386cm">
          <draw:text-box>
            <text:p text:style-name="P4"><text:span text:style-name="T2">Дата</text:span></text:p>
          </draw:text-box>
        </draw:frame>
        <draw:frame draw:style-name="gr6" draw:text-style-name="P2" draw:layer="layout" svg:width="2.611cm" svg:height="0.543cm" svg:x="64.479cm" svg:y="55.893cm">
          <draw:text-box>
            <text:p text:style-name="P4"><text:span text:style-name="T2">Разраб.</text:span></text:p>
          </draw:text-box>
        </draw:frame>
        <draw:frame draw:style-name="gr6" draw:text-style-name="P2" draw:layer="layout" svg:width="2.611cm" svg:height="0.543cm" svg:x="64.295cm" svg:y="56.393cm">
          <draw:text-box>
            <text:p text:style-name="P4"><text:span text:style-name="T2">Пров.</text:span></text:p>
          </draw:text-box>
        </draw:frame>
        <draw:frame draw:style-name="gr6" draw:text-style-name="P2" draw:layer="layout" svg:width="2.611cm" svg:height="0.543cm" svg:x="64.58cm" svg:y="56.901cm">
          <draw:text-box>
            <text:p text:style-name="P4"><text:span text:style-name="T2">Т. контр.</text:span></text:p>
          </draw:text-box>
        </draw:frame>
        <draw:frame draw:style-name="gr6" draw:text-style-name="P2" draw:layer="layout" svg:width="2.611cm" svg:height="0.543cm" svg:x="64.63cm" svg:y="57.894cm">
          <draw:text-box>
            <text:p text:style-name="P4"><text:span text:style-name="T2">Н. контр.</text:span></text:p>
          </draw:text-box>
        </draw:frame>
        <draw:frame draw:style-name="gr6" draw:text-style-name="P2" draw:layer="layout" svg:width="2.611cm" svg:height="0.543cm" svg:x="64.21cm" svg:y="58.401cm">
          <draw:text-box>
            <text:p text:style-name="P4"><text:span text:style-name="T2">Утв.</text:span></text:p>
          </draw:text-box>
        </draw:frame>
        <draw:frame draw:style-name="gr2" draw:text-style-name="P2" draw:layer="layout" svg:width="2.24cm" svg:height="0.543cm" svg:x="66.88cm" svg:y="55.908cm">
          <draw:text-box>
            <text:p text:style-name="P3"><text:span text:style-name="T2">Фамилия</text:span></text:p>
          </draw:text-box>
        </draw:frame>
        <draw:frame draw:style-name="gr6" draw:text-style-name="P2" draw:layer="layout" svg:width="2.611cm" svg:height="0.543cm" svg:x="78.025cm" svg:y="54.875cm">
          <draw:text-box>
            <text:p text:style-name="P4"><text:span text:style-name="T2">Лит.</text:span></text:p>
          </draw:text-box>
        </draw:frame>
        <draw:frame draw:style-name="gr6" draw:text-style-name="P2" draw:layer="layout" svg:width="2.611cm" svg:height="0.543cm" svg:x="79.58cm" svg:y="54.875cm">
          <draw:text-box>
            <text:p text:style-name="P4"><text:span text:style-name="T2">Масса</text:span></text:p>
          </draw:text-box>
        </draw:frame>
        <draw:frame draw:style-name="gr6" draw:text-style-name="P2" draw:layer="layout" svg:width="2.611cm" svg:height="0.543cm" svg:x="81.331cm" svg:y="54.875cm">
          <draw:text-box>
            <text:p text:style-name="P4"><text:span text:style-name="T2">Масштаб</text:span></text:p>
          </draw:text-box>
        </draw:frame>
        <draw:frame draw:style-name="gr6" draw:text-style-name="P2" draw:layer="layout" svg:width="2.611cm" svg:height="0.543cm" svg:x="78.29cm" svg:y="56.875cm">
          <draw:text-box>
            <text:p text:style-name="P4"><text:span text:style-name="T2">Лист</text:span></text:p>
          </draw:text-box>
        </draw:frame>
        <draw:frame draw:style-name="gr6" draw:text-style-name="P2" draw:layer="layout" svg:width="2.611cm" svg:height="0.543cm" svg:x="80.72cm" svg:y="56.875cm">
          <draw:text-box>
            <text:p text:style-name="P4"><text:span text:style-name="T2">Листов</text:span></text:p>
          </draw:text-box>
        </draw:frame>
        <draw:frame draw:style-name="gr7" draw:text-style-name="P2" draw:layer="layout" svg:width="0.82cm" svg:height="1.136cm" svg:x="78.88cm" svg:y="55.532cm">
          <draw:text-box>
            <text:p text:style-name="P4"><text:span text:style-name="T3">У</text:span></text:p>
          </draw:text-box>
        </draw:frame>
        <draw:line draw:style-name="gr3" draw:text-style-name="P2" draw:layer="layout" svg:x1="65.081cm" svg:y1="53.375cm" svg:x2="83.58cm" svg:y2="53.375cm">
          <text:p/>
        </draw:line>
        <draw:polyline draw:style-name="gr3" draw:text-style-name="P2" draw:layer="layout" svg:width="81.601cm" svg:height="0.5cm" svg:x="2cm" svg:y="58.4cm" svg:viewBox="0 0 81602 501" draw:points="81602,501 0,501 0,0">
          <text:p/>
        </draw:polyline>
        <draw:line draw:style-name="gr3" draw:text-style-name="P2" draw:layer="layout" svg:x1="65.051cm" svg:y1="53.375cm" svg:x2="65.051cm" svg:y2="58.874cm">
          <text:p/>
        </draw:line>
        <draw:polyline draw:style-name="gr3" draw:text-style-name="P2" draw:layer="layout" svg:width="81.6cm" svg:height="0.9cm" svg:x="2cm" svg:y="0.5cm" svg:viewBox="0 0 81601 901" draw:points="81601,0 0,0 0,901">
          <text:p/>
        </draw:polyline>
        <draw:line draw:style-name="gr3" draw:text-style-name="P2" draw:layer="layout" svg:x1="2cm" svg:y1="0.5cm" svg:x2="2cm" svg:y2="58.375cm">
          <text:p/>
        </draw:line>
        <draw:frame draw:style-name="gr6" draw:text-style-name="P2" draw:layer="layout" svg:width="0.35cm" svg:height="0.543cm" svg:x="82.88cm" svg:y="56.884cm">
          <draw:text-box>
            <text:p text:style-name="P4"><text:span text:style-name="T2">1</text:span></text:p>
          </draw:text-box>
        </draw:frame>
        <draw:frame draw:style-name="gr6" draw:text-style-name="P2" draw:layer="layout" svg:width="2.611cm" svg:height="0.543cm" svg:x="64.475cm" svg:y="57.393cm">
          <draw:text-box>
            <text:p text:style-name="P4"><text:span text:style-name="T2">Реценз.</text:span></text:p>
          </draw:text-box>
        </draw:frame>
        <draw:frame draw:style-name="gr8" draw:text-style-name="P2" draw:layer="layout" svg:width="4.986cm" svg:height="1.5cm" svg:x="78.614cm" svg:y="57.4cm">
          <draw:text-box>
            <text:p text:style-name="P4"><text:span text:style-name="T1">ЭВМ, гр. YYYYYY</text:span></text:p>
          </draw:text-box>
        </draw:frame>
        <draw:polygon draw:style-name="gr9" draw:text-style-name="P2" draw:layer="layout" svg:width="84.1cm" svg:height="59.4cm" svg:x="0cm" svg:y="0cm" svg:viewBox="0 0 84101 59401" draw:points="0,59401 84101,59401 84101,0 0,0">
          <text:p/>
        </draw:polygon>
        <draw:frame draw:style-name="gr8" draw:text-style-name="P2" draw:layer="layout" svg:width="12cm" svg:height="1.5cm" svg:x="71.6cm" svg:y="53.35cm">
          <draw:text-box>
            <text:p text:style-name="P4"><text:span text:style-name="T4">ГУИР.400201.ХХХ ZZ</text:span></text:p>
          </draw:text-box>
        </draw:frame>
        <draw:frame draw:style-name="gr10" draw:text-style-name="P2" draw:layer="layout" svg:width="7cm" svg:height="1.4cm" draw:transform="rotate (-3.14159265358979) translate (9cm 1.9cm)">
          <draw:text-box>
            <text:p text:style-name="P4"><text:span text:style-name="T5">ГУИР.400201.ХХХ ZZ</text:span></text:p>
          </draw:text-box>
        </draw:frame>
        <draw:frame draw:style-name="gr2" draw:text-style-name="P2" draw:layer="layout" svg:width="2.24cm" svg:height="0.543cm" svg:x="66.86cm" svg:y="56.402cm">
          <draw:text-box>
            <text:p text:style-name="P3"><text:span text:style-name="T2">Фамилия</text:span></text:p>
          </draw:text-box>
        </draw:frame>
        <draw:frame draw:style-name="gr2" draw:text-style-name="P2" draw:layer="layout" svg:width="2.24cm" svg:height="0.543cm" svg:x="66.86cm" svg:y="56.902cm">
          <draw:text-box>
            <text:p text:style-name="P3"><text:span text:style-name="T2">Фамилия</text:span></text:p>
          </draw:text-box>
        </draw:frame>
        <draw:polyline draw:style-name="gr3" draw:text-style-name="P2" draw:layer="layout" svg:width="7cm" svg:height="1.364cm" svg:x="2cm" svg:y="0.536cm" svg:viewBox="0 0 7001 1365" draw:points="0,1365 7001,1365 7001,0">
          <text:p/>
        </draw:polyline>
        <draw:line draw:style-name="gr11" draw:text-style-name="P5" draw:layer="layout" svg:x1="7.62cm" svg:y1="3.899cm" svg:x2="15.24cm" svg:y2="3.899cm">
          <text:p/>
        </draw:line>
        <draw:line draw:style-name="gr11" draw:text-style-name="P5" draw:layer="layout" svg:x1="15.24cm" svg:y1="3.899cm" svg:x2="15.24cm" svg:y2="8.979cm">
          <text:p/>
        </draw:line>
        <draw:line draw:style-name="gr11" draw:text-style-name="P5" draw:layer="layout" svg:x1="7.62cm" svg:y1="8.979cm" svg:x2="15.24cm" svg:y2="8.979cm">
          <text:p/>
        </draw:line>
        <draw:line draw:style-name="gr11" draw:text-style-name="P5" draw:layer="layout" svg:x1="7.62cm" svg:y1="3.899cm" svg:x2="7.62cm" svg:y2="8.979cm">
          <text:p/>
        </draw:line>
        <draw:line draw:style-name="gr11" draw:text-style-name="P5" draw:layer="layout" svg:x1="16.51cm" svg:y1="3.899cm" svg:x2="24.13cm" svg:y2="3.899cm">
          <text:p/>
        </draw:line>
        <draw:line draw:style-name="gr11" draw:text-style-name="P5" draw:layer="layout" svg:x1="24.13cm" svg:y1="3.899cm" svg:x2="24.13cm" svg:y2="8.979cm">
          <text:p/>
        </draw:line>
        <draw:line draw:style-name="gr11" draw:text-style-name="P5" draw:layer="layout" svg:x1="16.51cm" svg:y1="8.979cm" svg:x2="24.13cm" svg:y2="8.979cm">
          <text:p/>
        </draw:line>
        <draw:line draw:style-name="gr11" draw:text-style-name="P5" draw:layer="layout" svg:x1="16.51cm" svg:y1="3.899cm" svg:x2="16.51cm" svg:y2="8.979cm">
          <text:p/>
        </draw:line>
        <draw:line draw:style-name="gr11" draw:text-style-name="P5" draw:layer="layout" svg:x1="25.4cm" svg:y1="3.899cm" svg:x2="33.02cm" svg:y2="3.899cm">
          <text:p/>
        </draw:line>
        <draw:line draw:style-name="gr11" draw:text-style-name="P5" draw:layer="layout" svg:x1="33.02cm" svg:y1="3.899cm" svg:x2="33.02cm" svg:y2="8.979cm">
          <text:p/>
        </draw:line>
        <draw:line draw:style-name="gr11" draw:text-style-name="P5" draw:layer="layout" svg:x1="25.4cm" svg:y1="8.979cm" svg:x2="33.02cm" svg:y2="8.979cm">
          <text:p/>
        </draw:line>
        <draw:line draw:style-name="gr11" draw:text-style-name="P5" draw:layer="layout" svg:x1="25.4cm" svg:y1="3.899cm" svg:x2="25.4cm" svg:y2="8.979cm">
          <text:p/>
        </draw:line>
        <draw:line draw:style-name="gr11" draw:text-style-name="P5" draw:layer="layout" svg:x1="34.29cm" svg:y1="3.899cm" svg:x2="41.91cm" svg:y2="3.899cm">
          <text:p/>
        </draw:line>
        <draw:line draw:style-name="gr11" draw:text-style-name="P5" draw:layer="layout" svg:x1="41.91cm" svg:y1="3.899cm" svg:x2="41.91cm" svg:y2="8.979cm">
          <text:p/>
        </draw:line>
        <draw:line draw:style-name="gr11" draw:text-style-name="P5" draw:layer="layout" svg:x1="34.29cm" svg:y1="8.979cm" svg:x2="41.91cm" svg:y2="8.979cm">
          <text:p/>
        </draw:line>
        <draw:line draw:style-name="gr11" draw:text-style-name="P5" draw:layer="layout" svg:x1="34.29cm" svg:y1="3.899cm" svg:x2="34.29cm" svg:y2="8.979cm">
          <text:p/>
        </draw:line>
        <draw:line draw:style-name="gr11" draw:text-style-name="P5" draw:layer="layout" svg:x1="43.18cm" svg:y1="3.899cm" svg:x2="50.8cm" svg:y2="3.899cm">
          <text:p/>
        </draw:line>
        <draw:line draw:style-name="gr11" draw:text-style-name="P5" draw:layer="layout" svg:x1="50.8cm" svg:y1="3.899cm" svg:x2="50.8cm" svg:y2="8.979cm">
          <text:p/>
        </draw:line>
        <draw:line draw:style-name="gr11" draw:text-style-name="P5" draw:layer="layout" svg:x1="43.18cm" svg:y1="8.979cm" svg:x2="50.8cm" svg:y2="8.979cm">
          <text:p/>
        </draw:line>
        <draw:line draw:style-name="gr11" draw:text-style-name="P5" draw:layer="layout" svg:x1="43.18cm" svg:y1="3.899cm" svg:x2="43.18cm" svg:y2="8.979cm">
          <text:p/>
        </draw:line>
        <draw:line draw:style-name="gr11" draw:text-style-name="P5" draw:layer="layout" svg:x1="52.07cm" svg:y1="3.899cm" svg:x2="59.69cm" svg:y2="3.899cm">
          <text:p/>
        </draw:line>
        <draw:line draw:style-name="gr11" draw:text-style-name="P5" draw:layer="layout" svg:x1="59.69cm" svg:y1="3.899cm" svg:x2="59.69cm" svg:y2="8.979cm">
          <text:p/>
        </draw:line>
        <draw:line draw:style-name="gr11" draw:text-style-name="P5" draw:layer="layout" svg:x1="52.07cm" svg:y1="8.979cm" svg:x2="59.69cm" svg:y2="8.979cm">
          <text:p/>
        </draw:line>
        <draw:line draw:style-name="gr11" draw:text-style-name="P5" draw:layer="layout" svg:x1="52.07cm" svg:y1="3.899cm" svg:x2="52.07cm" svg:y2="8.979cm">
          <text:p/>
        </draw:line>
        <draw:frame draw:style-name="gr12" draw:text-style-name="P6" xml:id="id5" draw:id="id5" draw:layer="layout" svg:width="7.62cm" svg:height="5.08cm" svg:x="7.62cm" svg:y="3.899cm">
          <draw:text-box>
            <text:p>Интернет</text:p>
            <text:p/>
          </draw:text-box>
        </draw:frame>
        <draw:frame draw:style-name="gr12" draw:text-style-name="P6" xml:id="id3" draw:id="id3" draw:layer="layout" svg:width="7.62cm" svg:height="5.08cm" svg:x="16.51cm" svg:y="3.899cm">
          <draw:text-box>
            <text:p>Интернет резерв</text:p>
            <text:p/>
          </draw:text-box>
        </draw:frame>
        <draw:frame draw:style-name="gr12" draw:text-style-name="P6" draw:layer="layout" svg:width="7.62cm" svg:height="5.08cm" svg:x="25.4cm" svg:y="3.899cm">
          <draw:text-box>
            <text:p>VPN + VLAN</text:p>
            <text:p/>
          </draw:text-box>
        </draw:frame>
        <draw:frame draw:style-name="gr12" draw:text-style-name="P6" xml:id="id1" draw:id="id1" draw:layer="layout" svg:width="7.62cm" svg:height="5.08cm" svg:x="34.29cm" svg:y="3.899cm">
          <draw:text-box>
            <text:p>СМДО</text:p>
            <text:p/>
          </draw:text-box>
        </draw:frame>
        <draw:frame draw:style-name="gr12" draw:text-style-name="P6" draw:layer="layout" svg:width="7.62cm" svg:height="5.08cm" svg:x="43.18cm" svg:y="3.899cm">
          <draw:text-box>
            <text:p>МИНГОРИСПОЛКОМ</text:p>
            <text:p/>
          </draw:text-box>
        </draw:frame>
        <draw:frame draw:style-name="gr12" draw:text-style-name="P6" draw:layer="layout" svg:width="7.62cm" svg:height="5.08cm" svg:x="52.07cm" svg:y="3.899cm">
          <draw:text-box>
            <text:p>Beltelecom</text:p>
            <text:p>Телефония</text:p>
            <text:p/>
          </draw:text-box>
        </draw:frame>
        <draw:line draw:style-name="gr11" draw:text-style-name="P5" xml:id="id2" draw:id="id2" draw:layer="layout" svg:x1="29.21cm" svg:y1="14.059cm" svg:x2="33.02cm" svg:y2="14.059cm">
          <text:p/>
        </draw:line>
        <draw:line draw:style-name="gr11" draw:text-style-name="P5" draw:layer="layout" svg:x1="33.02cm" svg:y1="14.059cm" svg:x2="33.02cm" svg:y2="19.139cm">
          <text:p/>
        </draw:line>
        <draw:line draw:style-name="gr11" draw:text-style-name="P5" draw:layer="layout" svg:x1="25.4cm" svg:y1="19.139cm" svg:x2="33.02cm" svg:y2="19.139cm">
          <text:p/>
        </draw:line>
        <draw:line draw:style-name="gr11" draw:text-style-name="P5" draw:layer="layout" svg:x1="25.4cm" svg:y1="14.059cm" svg:x2="25.4cm" svg:y2="19.139cm">
          <text:p/>
        </draw:line>
        <draw:frame draw:style-name="gr12" draw:text-style-name="P6" draw:layer="layout" svg:width="7.62cm" svg:height="5.08cm" svg:x="25.4cm" svg:y="14.059cm">
          <draw:text-box>
            <text:p>Маршрутизатор</text:p>
            <text:p/>
          </draw:text-box>
        </draw:frame>
        <draw:line draw:style-name="gr11" draw:text-style-name="P5" draw:layer="layout" svg:x1="29.21cm" svg:y1="14.059cm" svg:x2="25.4cm" svg:y2="14.059cm">
          <text:p/>
        </draw:line>
        <draw:connector draw:style-name="gr13" draw:text-style-name="P7" draw:layer="layout" svg:x1="38.1cm" svg:y1="8.979cm" svg:x2="31.115cm" svg:y2="14.059cm" draw:start-shape="id1" draw:start-glue-point="2" draw:end-shape="id2" draw:end-glue-point="0" svg:d="M38100 8979v2540h-6985v2540" svg:viewBox="0 0 6986 5081">
          <text:p/>
        </draw:connector>
        <draw:connector draw:style-name="gr13" draw:text-style-name="P7" draw:layer="layout" svg:x1="20.32cm" svg:y1="8.979cm" svg:x2="22.225cm" svg:y2="22.949cm" draw:start-shape="id3" draw:start-glue-point="2" draw:end-shape="id4" draw:end-glue-point="0" svg:d="M20320 8979v6985h1905v6985" svg:viewBox="0 0 1906 13971">
          <text:p/>
        </draw:connector>
        <draw:line draw:style-name="gr11" draw:text-style-name="P5" xml:id="id4" draw:id="id4" draw:layer="layout" svg:x1="20.32cm" svg:y1="22.949cm" svg:x2="24.13cm" svg:y2="22.949cm">
          <text:p/>
        </draw:line>
        <draw:line draw:style-name="gr11" draw:text-style-name="P5" draw:layer="layout" svg:x1="24.13cm" svg:y1="22.949cm" svg:x2="24.13cm" svg:y2="28.029cm">
          <text:p/>
        </draw:line>
        <draw:line draw:style-name="gr11" draw:text-style-name="P5" draw:layer="layout" svg:x1="16.51cm" svg:y1="28.029cm" svg:x2="24.13cm" svg:y2="28.029cm">
          <text:p/>
        </draw:line>
        <draw:line draw:style-name="gr11" draw:text-style-name="P5" draw:layer="layout" svg:x1="16.51cm" svg:y1="22.949cm" svg:x2="16.51cm" svg:y2="28.029cm">
          <text:p/>
        </draw:line>
        <draw:frame draw:style-name="gr12" draw:text-style-name="P6" draw:layer="layout" svg:width="6.477cm" svg:height="3.937cm" svg:x="17.653cm" svg:y="24.092cm">
          <draw:text-box>
            <text:p>Firewall + Proxy</text:p>
            <text:p/>
          </draw:text-box>
        </draw:frame>
        <draw:line draw:style-name="gr11" draw:text-style-name="P5" xml:id="id6" draw:id="id6" draw:layer="layout" svg:x1="20.32cm" svg:y1="22.949cm" svg:x2="16.51cm" svg:y2="22.949cm">
          <text:p/>
        </draw:line>
        <draw:line draw:style-name="gr11" draw:text-style-name="P5" draw:layer="layout" svg:x1="8.89cm" svg:y1="22.949cm" svg:x2="12.7cm" svg:y2="22.949cm">
          <text:p/>
        </draw:line>
        <draw:line draw:style-name="gr11" draw:text-style-name="P5" draw:layer="layout" svg:x1="12.7cm" svg:y1="22.949cm" svg:x2="12.7cm" svg:y2="28.029cm">
          <text:p/>
        </draw:line>
        <draw:line draw:style-name="gr11" draw:text-style-name="P5" draw:layer="layout" svg:x1="5.08cm" svg:y1="28.029cm" svg:x2="12.7cm" svg:y2="28.029cm">
          <text:p/>
        </draw:line>
        <draw:line draw:style-name="gr11" draw:text-style-name="P5" draw:layer="layout" svg:x1="5.08cm" svg:y1="22.949cm" svg:x2="5.08cm" svg:y2="28.029cm">
          <text:p/>
        </draw:line>
        <draw:line draw:style-name="gr11" draw:text-style-name="P5" draw:layer="layout" svg:x1="8.89cm" svg:y1="22.949cm" svg:x2="5.08cm" svg:y2="22.949cm">
          <text:p/>
        </draw:line>
        <draw:line draw:style-name="gr11" draw:text-style-name="P5" draw:layer="layout" svg:x1="8.89cm" svg:y1="30.569cm" svg:x2="12.7cm" svg:y2="30.569cm">
          <text:p/>
        </draw:line>
        <draw:line draw:style-name="gr11" draw:text-style-name="P5" draw:layer="layout" svg:x1="12.7cm" svg:y1="30.569cm" svg:x2="12.7cm" svg:y2="35.649cm">
          <text:p/>
        </draw:line>
        <draw:line draw:style-name="gr11" draw:text-style-name="P5" draw:layer="layout" svg:x1="5.08cm" svg:y1="35.649cm" svg:x2="12.7cm" svg:y2="35.649cm">
          <text:p/>
        </draw:line>
        <draw:line draw:style-name="gr11" draw:text-style-name="P5" draw:layer="layout" svg:x1="5.08cm" svg:y1="30.569cm" svg:x2="5.08cm" svg:y2="35.649cm">
          <text:p/>
        </draw:line>
        <draw:frame draw:style-name="gr12" draw:text-style-name="P6" draw:layer="layout" svg:width="7.62cm" svg:height="5.08cm" svg:x="5.08cm" svg:y="30.569cm">
          <draw:text-box>
            <text:p>СКУД</text:p>
          </draw:text-box>
        </draw:frame>
        <draw:line draw:style-name="gr11" draw:text-style-name="P5" draw:layer="layout" svg:x1="8.89cm" svg:y1="30.569cm" svg:x2="5.08cm" svg:y2="30.569cm">
          <text:p/>
        </draw:line>
        <draw:line draw:style-name="gr11" draw:text-style-name="P5" draw:layer="layout" svg:x1="8.89cm" svg:y1="30.569cm" svg:x2="12.7cm" svg:y2="30.569cm">
          <text:p/>
        </draw:line>
        <draw:line draw:style-name="gr11" draw:text-style-name="P5" draw:layer="layout" svg:x1="12.7cm" svg:y1="30.569cm" svg:x2="12.7cm" svg:y2="35.649cm">
          <text:p/>
        </draw:line>
        <draw:line draw:style-name="gr11" draw:text-style-name="P5" draw:layer="layout" svg:x1="5.08cm" svg:y1="35.649cm" svg:x2="12.7cm" svg:y2="35.649cm">
          <text:p/>
        </draw:line>
        <draw:line draw:style-name="gr11" draw:text-style-name="P5" draw:layer="layout" svg:x1="5.08cm" svg:y1="30.569cm" svg:x2="5.08cm" svg:y2="35.649cm">
          <text:p/>
        </draw:line>
        <draw:line draw:style-name="gr11" draw:text-style-name="P5" draw:layer="layout" svg:x1="8.89cm" svg:y1="30.569cm" svg:x2="5.08cm" svg:y2="30.569cm">
          <text:p/>
        </draw:line>
        <draw:frame draw:style-name="gr12" draw:text-style-name="P6" draw:layer="layout" svg:width="7.62cm" svg:height="5.08cm" svg:x="5.08cm" svg:y="22.949cm">
          <draw:text-box>
            <text:p>СКУД<text:line-break/>(Резерв)</text:p>
            <text:p/>
          </draw:text-box>
        </draw:frame>
        <draw:line draw:style-name="gr11" draw:text-style-name="P5" draw:layer="layout" svg:x1="20.32cm" svg:y1="30.569cm" svg:x2="24.13cm" svg:y2="30.569cm">
          <text:p/>
        </draw:line>
        <draw:line draw:style-name="gr11" draw:text-style-name="P5" draw:layer="layout" svg:x1="24.13cm" svg:y1="30.569cm" svg:x2="24.13cm" svg:y2="35.649cm">
          <text:p/>
        </draw:line>
        <draw:line draw:style-name="gr11" draw:text-style-name="P5" draw:layer="layout" svg:x1="16.51cm" svg:y1="35.649cm" svg:x2="24.13cm" svg:y2="35.649cm">
          <text:p/>
        </draw:line>
        <draw:line draw:style-name="gr11" draw:text-style-name="P5" draw:layer="layout" svg:x1="16.51cm" svg:y1="30.569cm" svg:x2="16.51cm" svg:y2="35.649cm">
          <text:p/>
        </draw:line>
        <draw:frame draw:style-name="gr12" draw:text-style-name="P6" draw:layer="layout" svg:width="7.62cm" svg:height="5.08cm" svg:x="16.51cm" svg:y="30.569cm">
          <draw:text-box>
            <text:p>СКУД</text:p>
          </draw:text-box>
        </draw:frame>
        <draw:line draw:style-name="gr11" draw:text-style-name="P5" draw:layer="layout" svg:x1="20.32cm" svg:y1="30.569cm" svg:x2="16.51cm" svg:y2="30.569cm">
          <text:p/>
        </draw:line>
        <draw:line draw:style-name="gr11" draw:text-style-name="P5" draw:layer="layout" svg:x1="20.32cm" svg:y1="30.569cm" svg:x2="24.13cm" svg:y2="30.569cm">
          <text:p/>
        </draw:line>
        <draw:line draw:style-name="gr11" draw:text-style-name="P5" draw:layer="layout" svg:x1="24.13cm" svg:y1="30.569cm" svg:x2="24.13cm" svg:y2="35.649cm">
          <text:p/>
        </draw:line>
        <draw:line draw:style-name="gr11" draw:text-style-name="P5" draw:layer="layout" svg:x1="16.51cm" svg:y1="35.649cm" svg:x2="24.13cm" svg:y2="35.649cm">
          <text:p/>
        </draw:line>
        <draw:line draw:style-name="gr11" draw:text-style-name="P5" draw:layer="layout" svg:x1="16.51cm" svg:y1="30.569cm" svg:x2="16.51cm" svg:y2="35.649cm">
          <text:p/>
        </draw:line>
        <draw:line draw:style-name="gr11" draw:text-style-name="P5" draw:layer="layout" svg:x1="20.32cm" svg:y1="30.569cm" svg:x2="16.51cm" svg:y2="30.569cm">
          <text:p/>
        </draw:line>
        <draw:connector draw:style-name="gr13" draw:text-style-name="P7" draw:layer="layout" svg:x1="11.43cm" svg:y1="8.979cm" svg:x2="18.415cm" svg:y2="22.949cm" draw:start-shape="id5" draw:start-glue-point="2" draw:end-shape="id6" draw:end-glue-point="0" svg:d="M11430 8979v6985h6985v6985" svg:viewBox="0 0 6986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89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5T09:49:44.230000000</dc:date>
    <meta:editing-duration>P6DT2H22M53S</meta:editing-duration>
    <meta:editing-cycles>4</meta:editing-cycles>
    <meta:generator>LibreOffice/6.0.3.2$Windows_x86 LibreOffice_project/8f48d515416608e3a835360314dac7e47fd0b821</meta:generator>
    <meta:document-statistic meta:object-count="136"/>
  </office:meta>
</office:document-meta>
</file>